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de9" officeooo:paragraph-rsid="0005fde9"/>
    </style:style>
    <style:style style:name="P2" style:family="paragraph" style:parent-style-name="Standard">
      <style:text-properties fo:font-variant="small-caps" fo:font-weight="bold" officeooo:rsid="0005fde9" officeooo:paragraph-rsid="0005fde9" style:font-weight-asian="bold" style:font-weight-complex="bold"/>
    </style:style>
    <style:style style:name="P3" style:family="paragraph" style:parent-style-name="Standard">
      <style:text-properties fo:font-variant="small-caps" officeooo:rsid="0005fde9" officeooo:paragraph-rsid="0005fde9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5fde9" officeooo:paragraph-rsid="0005fde9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officeooo:rsid="0005fde9" officeooo:paragraph-rsid="0005fde9"/>
    </style:style>
    <style:style style:name="P6" style:family="paragraph" style:parent-style-name="Standard">
      <style:paragraph-properties fo:line-height="200%" style:shadow="none"/>
      <style:text-properties officeooo:rsid="0005fde9" officeooo:paragraph-rsid="0005fde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ntrôle de latin sur l’<text:span text:style-name="T1">incipit </text:span><text:span text:style-name="T3">du </text:span><text:span text:style-name="T2">Bellum Gallicum</text:span></text:p>
      <text:p text:style-name="P5"><text:span text:style-name="T3"/></text:p>
      <text:p text:style-name="P1"><text:span text:style-name="T3"/></text:p>
      <text:p text:style-name="P2"><text:span text:style-name="T3">(a) Lisez l’extrait suivant :</text:span></text:p>
      <text:p text:style-name="P1"><text:span text:style-name="T3"/></text:p>
      <text:p text:style-name="P1"><text:span text:style-name="T3"/></text:p>
      <text:p text:style-name="P6"><text:span text:style-name="T3"><text:tab/>Horum </text:span><text:span text:style-name="T4">omnium</text:span><text:span text:style-name="T3"> fortissimi sunt …………….., propterea quod a cultu atque </text:span><text:span text:style-name="T4">humanitate</text:span><text:span text:style-name="T3"> </text:span><text:span text:style-name="T4">provinciae</text:span><text:span text:style-name="T3"> longissime absunt, minimeque ad eos </text:span><text:span text:style-name="T4">mercatores</text:span><text:span text:style-name="T3"> saepe commeant atque ea quae ad effeminandos </text:span><text:span text:style-name="T4">animos</text:span><text:span text:style-name="T3"> pertinent important, </text:span><text:span text:style-name="T5">proximique sunt Germanis, qui trans </text:span><text:span text:style-name="T6">Rhenum</text:span><text:span text:style-name="T5"> incolunt, quibuscum continenter bellum gerunt</text:span><text:span text:style-name="T3">. </text:span></text:p>
      <text:p text:style-name="P1"><text:span text:style-name="T3"/></text:p>
      <text:p text:style-name="P1"><text:span text:style-name="T3"/></text:p>
      <text:p text:style-name="P3"><text:span text:style-name="T3">(b) traduisez la partie du texte soulignée : (/ 10 points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pan text:style-name="T3">(c) A quels cas sont les mots en gras ? (/ 6 points)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1"><text:span text:style-name="T3">*</text:span></text:p>
      <text:p text:style-name="P1"><text:span text:style-name="T3"/></text:p>
      <text:p text:style-name="P3"><text:span text:style-name="T3">(d) Quel est le mot manquant indiqué par ……………. ? (/ <text:s text:c="5"/>4 poin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08:04:36.798583222</meta:creation-date>
    <dc:date>2021-02-18T08:25:22.932987717</dc:date>
    <meta:editing-duration>PT20M51S</meta:editing-duration>
    <meta:editing-cycles>3</meta:editing-cycles>
    <meta:generator>LibreOffice/6.0.7.3$Linux_X86_64 LibreOffice_project/00m0$Build-3</meta:generator>
    <meta:print-date>2021-02-18T08:12:32.946197216</meta:print-date>
    <meta:document-statistic meta:table-count="0" meta:image-count="0" meta:object-count="0" meta:page-count="1" meta:paragraph-count="12" meta:word-count="95" meta:character-count="562" meta:non-whitespace-character-count="472"/>
  </office:meta>
</office:document-meta>
</file>